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font-name="F241" fo:font-size="16pt" fo:font-style="normal" fo:text-shadow="none" style:text-underline-style="none" fo:font-weight="normal" style:letter-kerning="true" style:font-name-asian="F241" style:font-size-asian="16pt" style:font-style-asian="normal" style:font-weight-asian="normal" style:font-name-complex="F24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font-name="F241" fo:font-size="16pt" fo:font-style="italic" fo:text-shadow="none" style:text-underline-style="none" fo:font-weight="normal" style:letter-kerning="true" style:font-name-asian="F241" style:font-size-asian="16pt" style:font-style-asian="italic" style:font-weight-asian="normal" style:font-name-complex="F24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Software Engineering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alysis and Design</text:span></text:p>
          <text:p text:style-name="P1"><text:span text:style-name="T4">(</text:span><text:span text:style-name="T5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alysis and Design</text:span></text:p>
          <text:p text:style-name="P1"><text:span text:style-name="T4">(AccTrace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1.8cm" svg:x="8cm" svg:y="16.6cm">
          <text:p text:style-name="P1"><text:span text:style-name="T6">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6.2cm" svg:height="2.8cm" svg:x="14.8cm" svg:y="6.8cm">
          <text:p text:style-name="P1"><text:span text:style-name="T1">Software Building</text:span></text:p>
          <text:p text:style-name="P1"><text:span text:style-name="T4">(</text:span><text:span text:style-name="T5">UML to Java Generator</text:span></text:p>
          <text:p text:style-name="P1"><text:span text:style-name="T5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5.6cm" svg:height="2cm" svg:x="21.8cm" svg:y="10cm">
          <text:p text:style-name="P1"><text:span text:style-name="T1">Accessible 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13cm" svg:x="0.2cm" svg:y="0cm">
          <draw:text-box>
            <text:p><text:span text:style-name="T7">MTA</text:span></text:p>
          </draw:text-box>
        </draw:frame>
        <draw:line draw:style-name="gr4" draw:text-style-name="P1" draw:layer="layout" svg:x1="3.4cm" svg:y1="1cm" svg:x2="25.8cm" svg:y2="1cm">
          <text:p/>
        </draw:line>
        <draw:line draw:style-name="gr5" draw:text-style-name="P1" draw:layer="layout" svg:x1="7.6cm" svg:y1="19.2cm" svg:x2="7.6cm" svg:y2="4.4cm">
          <text:p/>
        </draw:line>
        <draw:line draw:style-name="gr5" draw:text-style-name="P1" draw:layer="layout" svg:x1="14.4cm" svg:y1="19.2cm" svg:x2="14.4cm" svg:y2="4.4cm">
          <text:p/>
        </draw:line>
        <draw:line draw:style-name="gr5" draw:text-style-name="P1" draw:layer="layout" svg:x1="21.2cm" svg:y1="19.2cm" svg:x2="21.2cm" svg:y2="4.2cm">
          <text:p/>
        </draw:line>
        <draw:custom-shape draw:style-name="gr6" draw:text-style-name="P2" xml:id="id8" draw:id="id8" draw:layer="layout" svg:width="6cm" svg:height="1.8cm" svg:x="14.8cm" svg:y="16.6cm">
          <text:p text:style-name="P1"><text:span text:style-name="T6">Develop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cm" svg:height="1.8cm" svg:x="10.6cm" svg:y="1.4cm">
          <text:p text:style-name="P1"><text:span text:style-name="T8">Accessibility Exp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cm" svg:y1="2.2cm" svg:x2="3.2cm" svg:y2="4.2cm">
          <text:p/>
        </draw:line>
        <draw:line draw:style-name="gr4" draw:text-style-name="P1" draw:layer="layout" svg:x1="11.6cm" svg:y1="3cm" svg:x2="11cm" svg:y2="4.4cm">
          <text:p/>
        </draw:line>
        <draw:line draw:style-name="gr4" draw:text-style-name="P1" draw:layer="layout" svg:x1="16.6cm" svg:y1="2.2cm" svg:x2="24.4cm" svg:y2="4.8cm">
          <text:p/>
        </draw:line>
        <draw:line draw:style-name="gr4" draw:text-style-name="P1" draw:layer="layout" svg:x1="15.4cm" svg:y1="3cm" svg:x2="16.6cm" svg:y2="4.4cm">
          <text:p/>
        </draw:line>
        <draw:custom-shape draw:style-name="gr6" draw:text-style-name="P2" xml:id="id1" draw:id="id1" draw:layer="layout" svg:width="6.8cm" svg:height="2.385cm" draw:transform="skewX (-0.00418879020478639) translate (0.4cm 16.2cm)">
          <text:p text:style-name="P1"><text:span text:style-name="T6">Requirement Engin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6cm" svg:height="1.8cm" svg:x="7.8cm" svg:y="4.6cm">
          <text:p text:style-name="P1"><text:span text:style-name="T6">Software Engin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4.8cm" svg:height="1.8cm" svg:x="22.2cm" svg:y="16.6cm">
          <text:p text:style-name="P1"><text:span text:style-name="T6">End 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8cm" svg:y1="16.2cm" svg:x2="3.8cm" svg:y2="12.2cm" draw:start-shape="id1" draw:start-glue-point="4" draw:end-shape="id2" draw:end-glue-point="6" svg:d="m3800 16200v-4000" svg:viewBox="0 0 1 4001">
          <text:p/>
        </draw:connector>
        <draw:connector draw:style-name="gr7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7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7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7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7" draw:text-style-name="P1" draw:layer="layout" draw:type="curve" svg:x1="11cm" svg:y1="9.4cm" svg:x2="11cm" svg:y2="12.4cm" draw:start-shape="id4" draw:start-glue-point="6" draw:end-shape="id3" draw:end-glue-point="4" svg:d="m11000 9400v3000" svg:viewBox="0 0 1 3001">
          <text:p/>
        </draw:connector>
        <draw:connector draw:style-name="gr7" draw:text-style-name="P1" draw:layer="layout" draw:type="curve" svg:x1="11cm" svg:y1="16.6cm" svg:x2="11cm" svg:y2="14.6cm" draw:start-shape="id6" draw:start-glue-point="4" draw:end-shape="id3" svg:d="m11000 16600v-2000" svg:viewBox="0 0 1 2001">
          <text:p/>
        </draw:connector>
        <draw:connector draw:style-name="gr7" draw:text-style-name="P1" draw:layer="layout" draw:type="curve" svg:x1="14cm" svg:y1="8.3cm" svg:x2="14.8cm" svg:y2="8.2cm" draw:start-shape="id4" draw:start-glue-point="7" draw:end-shape="id7" draw:end-glue-point="5" svg:d="m14000 8300c601 0 202-100 800-100" svg:viewBox="0 0 801 101">
          <text:p/>
        </draw:connector>
        <draw:connector draw:style-name="gr7" draw:text-style-name="P1" draw:layer="layout" draw:type="curve" svg:x1="14.2cm" svg:y1="13.5cm" svg:x2="17.9cm" svg:y2="9.6cm" draw:start-shape="id3" draw:start-glue-point="7" draw:end-shape="id7" draw:end-glue-point="6" svg:d="m14200 13500c2467 0 3700-1300 3700-3900" svg:viewBox="0 0 3701 3901">
          <text:p/>
        </draw:connector>
        <draw:connector draw:style-name="gr7" draw:text-style-name="P1" draw:layer="layout" draw:type="curve" svg:x1="17.9cm" svg:y1="9.6cm" svg:x2="17.8cm" svg:y2="16.6cm" draw:start-shape="id7" draw:start-glue-point="6" draw:end-shape="id8" draw:end-glue-point="4" svg:d="m17900 9600c0 5251-100 1752-100 7000" svg:viewBox="0 0 101 7001">
          <text:p/>
        </draw:connector>
        <draw:connector draw:style-name="gr7" draw:text-style-name="P1" draw:layer="layout" draw:type="curve" svg:x1="17.8cm" svg:y1="16.6cm" svg:x2="21.8cm" svg:y2="11cm" draw:start-shape="id8" draw:start-glue-point="4" draw:end-shape="id9" draw:end-glue-point="3" svg:d="m17800 16600c0-3734 1333-5600 4000-5600" svg:viewBox="0 0 4001 5601">
          <text:p/>
        </draw:connector>
        <draw:connector draw:style-name="gr7" draw:text-style-name="P1" draw:layer="layout" draw:type="curve" svg:x1="24.6cm" svg:y1="12cm" svg:x2="24.6cm" svg:y2="16.6cm" draw:start-shape="id9" draw:start-glue-point="2" draw:end-shape="id10" draw:end-glue-point="4" svg:d="m24600 12000v4600" svg:viewBox="0 0 1 4601">
          <text:p/>
        </draw:connector>
        <draw:custom-shape draw:style-name="gr8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4cm" svg:height="1.691cm" svg:x="1.4cm" svg:y="19.309cm">
          <draw:text-box>
            <text:p>Subprocess/task of MTA</text:p>
          </draw:text-box>
        </draw:frame>
        <draw:custom-shape draw:style-name="gr9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2cm" svg:height="0.971cm" svg:x="10cm" svg:y="19.4cm">
          <draw:text-box>
            <text:p>Role/Function</text:p>
          </draw:text-box>
        </draw:frame>
        <draw:connector draw:style-name="gr7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3" draw:layer="layout" svg:width="5.4cm" svg:height="1.691cm" svg:x="16.2cm" svg:y="19.2cm">
          <draw:text-box>
            <text:p>Propagation of artifacts</text:p>
          </draw:text-box>
        </draw:frame>
        <draw:custom-shape draw:style-name="gr10" draw:text-style-name="P1" draw:layer="layout" svg:width="2.2cm" svg:height="0.8cm" svg:x="21.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0.971cm" svg:x="23.2cm" svg:y="19.429cm">
          <draw:text-box>
            <text:p>OWL Fil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4-01-14T10:54:09.863000000</dc:date>
    <meta:editing-duration>PT1H6M40S</meta:editing-duration>
    <meta:editing-cycles>16</meta:editing-cycles>
    <meta:generator>LibreOffice/4.1.2.3$Windows_x86 LibreOffice_project/40b2d7fde7e8d2d7bc5a449dc65df4d08a7dd38</meta:generator>
    <meta:document-statistic meta:object-count="63"/>
  </office:meta>
</office:document-meta>
</file>